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6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12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83caff" style:text-position="33% 58%" style:font-name="Segoe UI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4" style:family="text">
      <style:text-properties fo:color="#003d73" style:text-position="33%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003d73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7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8" style:family="text">
      <style:text-properties fo:color="#000000" style:font-name="Segoe UI1" fo:font-size="26pt" fo:text-shadow="none" fo:font-weight="bold" style:font-name-asian="Segoe UI" style:font-size-asian="26pt" style:font-weight-asian="bold" style:font-name-complex="Segoe UI" style:font-size-complex="26pt" style:font-weight-complex="bold"/>
    </style:style>
    <style:style style:name="T9" style:family="text">
      <style:text-properties fo:color="#003d73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0" style:family="text">
      <style:text-properties fo:color="#003d73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1" style:family="text">
      <style:text-properties fo:color="#003d73" style:font-name="Segoe UI1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13" style:family="text">
      <style:text-properties fo:color="#000000" style:font-name="Segoe UI1" fo:font-size="26pt" fo:font-style="normal" fo:text-shadow="none" fo:font-weight="bold" style:font-name-asian="Segoe UI" style:font-size-asian="26pt" style:font-style-asian="normal" style:font-weight-asian="bold" style:font-name-complex="Segoe UI" style:font-size-complex="26pt" style:font-style-complex="normal" style:font-weight-complex="bold"/>
    </style:style>
    <style:style style:name="T14" style:family="text">
      <style:text-properties fo:color="#ffffff" style:font-name="Segoe UI1" fo:font-size="26pt" fo:text-shadow="1pt 1pt" style:font-name-asian="Segoe UI" style:font-size-asian="26pt" style:font-name-complex="Segoe UI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762cm">
          <draw:text-box>
            <text:p text:style-name="P1"><text:span text:style-name="T1">PSALMODY</text:span></text:p>
            <text:p text:style-name="P1"><text:span text:style-name="T2">Psalm 85:8–13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6" draw:layer="layout" svg:width="24.296cm" svg:height="7.766cm" svg:x="1.612cm" svg:y="0.897cm">
          <draw:text-box>
            <text:p text:style-name="P4"><text:span text:style-name="T3"><text:s/></text:span><text:span text:style-name="T4">8</text:span><text:span text:style-name="T5">Let me hear what God the LORD will speak,</text:span></text:p>
            <text:p text:style-name="P5"><text:span text:style-name="T6"><text:s text:c="6"/></text:span><text:span text:style-name="T7">for he will speak peace to his people, to </text:span></text:p>
            <text:p text:style-name="P5"><text:span text:style-name="T7"><text:s text:c="6"/></text:span><text:span text:style-name="T7">his saints; but let them not turn back to </text:span></text:p>
            <text:p text:style-name="P5"><text:span text:style-name="T7"><text:s text:c="6"/></text:span><text:span text:style-name="T7">folly.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8" draw:layer="layout" svg:width="24.595cm" svg:height="7.766cm" svg:x="1.567cm" svg:y="0.762cm">
          <draw:text-box>
            <text:p text:style-name="P4"><text:span text:style-name="T9">9</text:span><text:span text:style-name="T10">Surely his salvation is near to those who fear <text:s text:c="2"/></text:span></text:p>
            <text:p text:style-name="P5"><text:span text:style-name="T10"><text:s/></text:span><text:span text:style-name="T10">Him,</text:span></text:p>
            <text:p text:style-name="P5"><text:span text:style-name="T11"><text:s text:c="5"/></text:span><text:span text:style-name="T7">that glory may dwell in our land.</text:span></text:p>
            <text:p text:style-name="P7"><text:span text:style-name="T4">10</text:span><text:span text:style-name="T5">Steadfast love and faithfulness meet;</text:span></text:p>
            <text:p text:style-name="P5"><text:span text:style-name="T6"><text:s text:c="5"/></text:span><text:span text:style-name="T12">righteousness and peace kiss each other.</text:span><text:span text:style-name="T1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10" draw:layer="layout" svg:width="23.981cm" svg:height="7.766cm" svg:x="2.181cm" svg:y="0.87cm">
          <draw:text-box>
            <text:p text:style-name="P7"><text:span text:style-name="T9">11</text:span><text:span text:style-name="T10">Faithfulness springs up from the ground,</text:span></text:p>
            <text:p text:style-name="P7"><text:span text:style-name="T6"><text:s text:c="7"/></text:span><text:span text:style-name="T7">and righteousness looks down from the </text:span></text:p>
            <text:p text:style-name="P7"><text:span text:style-name="T7"><text:s text:c="7"/></text:span><text:span text:style-name="T7">sky.</text:span></text:p>
            <text:p text:style-name="P7"><text:span text:style-name="T4">12</text:span><text:span text:style-name="T5">Yes, the LORD will give what is good,</text:span></text:p>
            <text:p text:style-name="P5"><text:span text:style-name="T6"><text:s text:c="6"/></text:span><text:span text:style-name="T7">and our land will yield its increase.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11" draw:layer="layout" svg:width="23.876cm" svg:height="4.477cm" svg:x="2.032cm" svg:y="0.857cm">
          <draw:text-box>
            <text:p text:style-name="P4"><text:span text:style-name="T9">13</text:span><text:span text:style-name="T10">Righteousness will go before him</text:span></text:p>
            <text:p text:style-name="P5"><text:span text:style-name="T6"><text:s text:c="6"/></text:span><text:span text:style-name="T7">and make his foot-steps a way.</text:span></text:p>
            <text:p text:style-name="P7"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5" draw:text-style-name="P13" draw:layer="layout" svg:width="24.892cm" svg:height="6.604cm" svg:x="1.524cm" svg:y="0.762cm">
          <draw:text-box>
            <text:p text:style-name="P12"><text:span text:style-name="T7">Glory be to the Father and to the Son</text:span></text:p>
            <text:p text:style-name="P12"><text:span text:style-name="T7">and to the Holy Spirit;</text:span></text:p>
            <text:p text:style-name="P12"><text:span text:style-name="T7">as it was in the beginning,</text:span></text:p>
            <text:p text:style-name="P12"><text:span text:style-name="T7">is now and will be forever. <text:s/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21:08:12.106000000</meta:creation-date>
    <dc:title>Hymn template</dc:title>
    <meta:editing-duration>PT1H13M45S</meta:editing-duration>
    <meta:editing-cycles>5</meta:editing-cycles>
    <meta:generator>LibreOffice/6.0.1.1$Windows_X86_64 LibreOffice_project/60bfb1526849283ce2491346ed2aa51c465abfe6</meta:generator>
    <meta:initial-creator>Arthur Hoch</meta:initial-creator>
    <dc:date>2018-07-11T15:02:39.911000000</dc:date>
    <meta:document-statistic meta:object-count="105"/>
    <meta:template xlink:type="simple" xlink:actuate="onRequest" xlink:title="Hymn template" xlink:href="../../AppData/Roaming/LibreOffice/4/user/template/Worship%20Templsates/Hymn%20template.otp" meta:date="2014-12-05T21:08:11.295000000"/>
  </office:meta>
</office:document-meta>
</file>